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Επικεφαλίδα1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/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/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/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/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/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/>
    <style:style style:name="P31" style:parent-style-name="Textbody" style:family="paragraph">
      <style:paragraph-properties fo:margin-bottom="0in"/>
    </style:style>
    <style:style style:name="P32" style:parent-style-name="Textbody" style:family="paragraph"/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/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/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/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/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/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/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/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/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/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>
      <style:paragraph-properties fo:margin-bottom="0in"/>
    </style:style>
    <style:style style:name="P71" style:parent-style-name="Textbody" style:family="paragraph">
      <style:paragraph-properties fo:margin-bottom="0in"/>
    </style:style>
    <style:style style:name="P72" style:parent-style-name="Textbody" style:family="paragraph"/>
    <style:style style:name="P73" style:parent-style-name="Textbody" style:family="paragraph">
      <style:paragraph-properties fo:margin-bottom="0in"/>
    </style:style>
    <style:style style:name="P74" style:parent-style-name="Textbody" style:family="paragraph">
      <style:paragraph-properties fo:margin-bottom="0in"/>
    </style:style>
    <style:style style:name="P75" style:parent-style-name="Textbody" style:family="paragraph">
      <style:paragraph-properties fo:margin-bottom="0in"/>
    </style:style>
    <style:style style:name="P76" style:parent-style-name="Textbody" style:family="paragraph"/>
    <style:style style:name="P77" style:parent-style-name="Textbody" style:family="paragraph">
      <style:paragraph-properties fo:margin-bottom="0in"/>
    </style:style>
    <style:style style:name="P78" style:parent-style-name="Textbody" style:family="paragraph">
      <style:paragraph-properties fo:margin-bottom="0in"/>
    </style:style>
    <style:style style:name="P79" style:parent-style-name="Textbody" style:family="paragraph">
      <style:paragraph-properties fo:margin-bottom="0in"/>
    </style:style>
    <style:style style:name="P80" style:parent-style-name="Textbody" style:family="paragraph"/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/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/>
    <style:style style:name="P90" style:parent-style-name="Textbody" style:family="paragraph">
      <style:paragraph-properties fo:margin-bottom="0in"/>
    </style:style>
    <style:style style:name="P91" style:parent-style-name="Textbody" style:family="paragraph"/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/>
  </office:automatic-styles>
  <office:body>
    <office:text text:use-soft-page-breaks="true">
      <text:h text:style-name="P1" text:outline-level="1">Route Planner Web App - Project Requirements Document</text:h>
      <text:h text:style-name="Επικεφαλίδα2" text:outline-level="2">Project Overview</text:h>
      <text:h text:style-name="Επικεφαλίδα3" text:outline-level="3">Purpose</text:h>
      <text:p text:style-name="Textbody">Create a live web application for interactive route planning with elevation profiling that runs<text:s/>entirely in the browser without requiring a backend database.</text:p>
      <text:h text:style-name="Επικεφαλίδα3" text:outline-level="3">Target Users</text:h>
      <text:list text:style-name="LFO1" text:continue-numbering="true">
        <text:list-item>
          <text:p text:style-name="P2">Outdoor enthusiasts</text:p>
        </text:list-item>
        <text:list-item>
          <text:p text:style-name="P3">Cyclists and hikers</text:p>
        </text:list-item>
        <text:list-item>
          <text:p text:style-name="P4">Route planners</text:p>
        </text:list-item>
        <text:list-item>
          <text:p text:style-name="P5">Anyone needing elevation-aware route planning</text:p>
        </text:list-item>
      </text:list>
      <text:h text:style-name="Επικεφαλίδα2" text:outline-level="2">Functional Requirements</text:h>
      <text:h text:style-name="Επικεφαλίδα3" text:outline-level="3">1. Interactive Map Interface</text:h>
      <text:h text:style-name="Επικεφαλίδα4" text:outline-level="4">1.1 Map Display</text:h>
      <text:list text:style-name="LFO2" text:continue-numbering="true">
        <text:list-item>
          <text:p text:style-name="P6"><text:span text:style-name="StrongEmphasis">Map Pro</text:span><text:span text:style-name="StrongEmphasis">vider</text:span>: OpenStreetMap tiles via open source services</text:p>
        </text:list-item>
        <text:list-item>
          <text:p text:style-name="P7"><text:span text:style-name="StrongEmphasis">Initial View</text:span>: Centered on user's location (or default location if geolocation unavailable)</text:p>
        </text:list-item>
        <text:list-item>
          <text:p text:style-name="P8"><text:span text:style-name="StrongEmphasis">Zoom Controls</text:span>: Standard zoom in/out functionality</text:p>
        </text:list-item>
        <text:list-item>
          <text:p text:style-name="P9"><text:span text:style-name="StrongEmphasis">Pan Support</text:span>: Click and drag map navigation</text:p>
        </text:list-item>
      </text:list>
      <text:h text:style-name="Επικεφαλίδα4" text:outline-level="4">1.2 Pin Placement System</text:h>
      <text:list text:style-name="LFO3" text:continue-numbering="true">
        <text:list-item>
          <text:p text:style-name="P10"><text:span text:style-name="StrongEmphasis">Pin Creation</text:span>: Single click on map to place pins</text:p>
        </text:list-item>
        <text:list-item>
          <text:p text:style-name="P11"><text:span text:style-name="StrongEmphasis">First Pin</text:span>: Automatically designated as starting point (different visual style)</text:p>
        </text:list-item>
        <text:list-item>
          <text:p text:style-name="P12"><text:span text:style-name="StrongEmphasis">Pin Sequence</text:span>: Subsequent pins create waypoints in chronological order</text:p>
        </text:list-item>
        <text:list-item>
          <text:p text:style-name="P13"><text:span text:style-name="StrongEmphasis">Pin Management</text:span>:</text:p>
          <text:list text:continue-numbering="true">
            <text:list-item>
              <text:p text:style-name="P14">Right-click to remove pins</text:p>
            </text:list-item>
            <text:list-item>
              <text:p text:style-name="P15">Drag pins to reposition</text:p>
            </text:list-item>
            <text:list-item>
              <text:p text:style-name="P16">Maximum 20 pins to prevent performance issues</text:p>
            </text:list-item>
          </text:list>
        </text:list-item>
      </text:list>
      <text:h text:style-name="Επικεφαλίδα4" text:outline-level="4">1.3 Route Optimization</text:h>
      <text:list text:style-name="LFO4" text:continue-numbering="true">
        <text:list-item>
          <text:p text:style-name="P17"><text:span text:style-name="StrongEmphasis">Routing Engine</text:span>: Use OpenRouteService API or similar open source routing</text:p>
        </text:list-item>
        <text:list-item>
          <text:p text:style-name="P18"><text:span text:style-name="StrongEmphasis">Route Type</text:span>: Road network only (no off-road routing)</text:p>
        </text:list-item>
        <text:list-item>
          <text:p text:style-name="P19"><text:span text:style-name="StrongEmphasis">Route Display</text:span>: Clear line visualization between pins</text:p>
        </text:list-item>
        <text:list-item>
          <text:p text:style-name="P20"><text:span text:style-name="StrongEmphasis">Real-time Updates</text:span>: Route recalculates automatically when pins are moved/added/removed</text:p>
        </text:list-item>
      </text:list>
      <text:h text:style-name="Επικεφαλίδα3" text:outline-level="3">2. Elevation Profile Display</text:h>
      <text:h text:style-name="Επικεφαλίδα4" text:outline-level="4">2.1 Profile Visualization</text:h>
      <text:list text:style-name="LFO5" text:continue-numbering="true">
        <text:list-item>
          <text:p text:style-name="P21"><text:span text:style-name="StrongEmphasis">Position</text:span>: Below the map interface</text:p>
        </text:list-item>
        <text:list-item>
          <text:p text:style-name="P22"><text:span text:style-name="StrongEmphasis">Style</text:span>: Similar to Komoot's elevation profile</text:p>
        </text:list-item>
        <text:list-item>
          <text:p text:style-name="P23"><text:span text:style-name="StrongEmphasis">Data Source</text:span>: Elevation data from OpenStreetMap or open elevation APIs</text:p>
        </text:list-item>
        <text:list-item>
          <text:p text:style-name="P24"><text:span text:style-name="StrongEmphasis">X-axis</text:span>: Distance along route</text:p>
        </text:list-item>
        <text:list-item>
          <text:p text:style-name="P25"><text:span text:style-name="StrongEmphasis">Y-axis</text:span>: Elevation in meters</text:p>
        </text:list-item>
      </text:list>
      <text:h text:style-name="Επικεφαλίδα4" text:outline-level="4">2.2 Gradient Visualization</text:h>
      <text:list text:style-name="LFO6" text:continue-numbering="true">
        <text:list-item>
          <text:p text:style-name="P26"><text:span text:style-name="StrongEmphasis">Color Coding</text:span>:</text:p>
          <text:list text:continue-numbering="true">
            <text:list-item>
              <text:p text:style-name="P27">Normal sections: Blue/green color</text:p>
            </text:list-item>
            <text:list-item>
              <text:p text:style-name="P28">Steep sections (&gt;5° gradient): Red/orange color</text:p>
            </text:list-item>
          </text:list>
        </text:list-item>
        <text:list-item>
          <text:p text:style-name="P29"><text:span text:style-name="StrongEmphasis">Gradient<text:s/></text:span><text:span text:style-name="StrongEmphasis">Calculation</text:span>: Calculate slope between elevation points</text:p>
        </text:list-item>
        <text:list-item>
          <text:p text:style-name="P30"><text:span text:style-name="StrongEmphasis">Smooth Transitions</text:span>: Gradual color transitions between different gradient zones</text:p>
        </text:list-item>
      </text:list>
      <text:h text:style-name="Επικεφαλίδα4" text:outline-level="4">2.3 Interactive Features</text:h>
      <text:list text:style-name="LFO7" text:continue-numbering="true">
        <text:list-item>
          <text:p text:style-name="P31"><text:span text:style-name="StrongEmphasis">Hover Effects</text:span>: Show exact elevation and distance on hover</text:p>
        </text:list-item>
        <text:list-item>
          <text:p text:style-name="P32"><text:span text:style-name="StrongEmphasis">Map Synchronization</text:span>: Clicking on elevation profile highlights corresponding map location</text:p>
        </text:list-item>
      </text:list>
      <text:h text:style-name="Επικεφαλίδα3" text:outline-level="3">3. Technical Requirements</text:h>
      <text:h text:style-name="Επικεφαλίδα4" text:outline-level="4">3.1 Architecture</text:h>
      <text:list text:style-name="LFO8" text:continue-numbering="true">
        <text:list-item>
          <text:p text:style-name="P33"><text:span text:style-name="StrongEmphasis">Type</text:span>: Single Page Application (SPA)</text:p>
        </text:list-item>
        <text:list-item>
          <text:p text:style-name="P34"><text:span text:style-name="StrongEmphasis">Framework</text:span>: Vanilla JavaScript, React, or Vue.js</text:p>
        </text:list-item>
        <text:list-item>
          <text:p text:style-name="P35"><text:span text:style-name="StrongEmphasis">No Backend</text:span>: All processing client-side</text:p>
        </text:list-item>
        <text:list-item>
          <text:p text:style-name="P36"><text:span text:style-name="StrongEmphasis">No Database</text:span>: No persistent data storage</text:p>
        </text:list-item>
      </text:list>
      <text:h text:style-name="Επικεφαλίδα4" text:outline-level="4">3.2 APIs and Services</text:h>
      <text:list text:style-name="LFO9" text:continue-numbering="true">
        <text:list-item>
          <text:p text:style-name="P37"><text:span text:style-name="StrongEmphasis">Map Tiles</text:span>: OpenStreetMap</text:p>
        </text:list-item>
        <text:list-item>
          <text:p text:style-name="P38"><text:span text:style-name="StrongEmphasis">Routing</text:span>: OpenRouteService API or GraphHopper</text:p>
        </text:list-item>
        <text:list-item>
          <text:p text:style-name="P39"><text:span text:style-name="StrongEmphasis">Elevation Data</text:span>: Open-Elevation API or similar</text:p>
        </text:list-item>
        <text:list-item>
          <text:p text:style-name="P40"><text:span text:style-name="StrongEmphasis">Rate Limiting</text:span>: Implement request throttling to respect API limits</text:p>
        </text:list-item>
      </text:list>
      <text:h text:style-name="Επικεφαλίδα4" text:outline-level="4">3.3 Performance Requirements</text:h>
      <text:list text:style-name="LFO10" text:continue-numbering="true">
        <text:list-item>
          <text:p text:style-name="P41"><text:span text:style-name="StrongEmphasis">Load Time</text:span>: Initial page load &lt; 3 seconds</text:p>
        </text:list-item>
        <text:list-item>
          <text:p text:style-name="P42"><text:span text:style-name="StrongEmphasis">Route Calculation</text:span>: &lt; 2 seconds for routes up to 100km</text:p>
        </text:list-item>
        <text:list-item>
          <text:p text:style-name="P43"><text:span text:style-name="StrongEmphasis">Elevation Profile</text:span>: Generate within 1 second of route calculation</text:p>
        </text:list-item>
        <text:list-item>
          <text:p text:style-name="P44"><text:span text:style-name="StrongEmphasis">Memory Usage</text:span>: Efficient cleanup of unused route data</text:p>
        </text:list-item>
      </text:list>
      <text:h text:style-name="Επικεφαλίδα2" text:outline-level="2">User Interface Requirements</text:h>
      <text:h text:style-name="Επικεφαλίδα3" text:outline-level="3">4.1 Layout</text:h>
      <text:list text:style-name="LFO11" text:continue-numbering="true">
        <text:list-item>
          <text:p text:style-name="P45"><text:span text:style-name="StrongEmphasis">Top Section</text:span>:<text:s/>Interactive map (70% of viewport height)</text:p>
        </text:list-item>
        <text:list-item>
          <text:p text:style-name="P46"><text:span text:style-name="StrongEmphasis">Bottom Section</text:span>: Elevation profile (30% of viewport height)</text:p>
        </text:list-item>
        <text:list-item>
          <text:p text:style-name="P47"><text:span text:style-name="StrongEmphasis">Responsive</text:span>: Adapt to different screen sizes</text:p>
        </text:list-item>
        <text:list-item>
          <text:p text:style-name="P48"><text:span text:style-name="StrongEmphasis">Mobile Friendly</text:span>: Touch-optimized for tablets/phones</text:p>
        </text:list-item>
      </text:list>
      <text:h text:style-name="Επικεφαλίδα3" text:outline-level="3">4.2 Controls</text:h>
      <text:list text:style-name="LFO12" text:continue-numbering="true">
        <text:list-item>
          <text:p text:style-name="P49"><text:span text:style-name="StrongEmphasis">Clear Route Button</text:span>: Remove all pins and reset</text:p>
        </text:list-item>
        <text:list-item>
          <text:p text:style-name="P50"><text:span text:style-name="StrongEmphasis">Download Route</text:span>: Export GPX file (optional)</text:p>
        </text:list-item>
        <text:list-item>
          <text:p text:style-name="P51"><text:span text:style-name="StrongEmphasis">Route Statistics</text:span>: Display total distance, elevation gain/loss, estimated time</text:p>
        </text:list-item>
      </text:list>
      <text:h text:style-name="Επικεφαλίδα3" text:outline-level="3">4.3 Visual Design</text:h>
      <text:list text:style-name="LFO13" text:continue-numbering="true">
        <text:list-item>
          <text:p text:style-name="P52"><text:span text:style-name="StrongEmphasis">Color Scheme</text:span>: Modern, high-contrast colors</text:p>
        </text:list-item>
        <text:list-item>
          <text:p text:style-name="P53"><text:span text:style-name="StrongEmphasis">Pin Styling</text:span>:</text:p>
          <text:list text:continue-numbering="true">
            <text:list-item>
              <text:p text:style-name="P54">Start pin: Green with number "1"</text:p>
            </text:list-item>
            <text:list-item>
              <text:p text:style-name="P55">Waypoint pins:<text:s/>Blue with sequential numbers</text:p>
            </text:list-item>
            <text:list-item>
              <text:p text:style-name="P56">Selected pin: Highlighted border</text:p>
            </text:list-item>
          </text:list>
        </text:list-item>
        <text:list-item>
          <text:p text:style-name="P57"><text:span text:style-name="StrongEmphasis">Route Line</text:span>: Bold, easily visible color (e.g., blue or purple)</text:p>
        </text:list-item>
      </text:list>
      <text:h text:style-name="Επικεφαλίδα2" text:outline-level="2">Technical Constraints</text:h>
      <text:h text:style-name="Επικεφαλίδα3" text:outline-level="3">5.1 Browser Support</text:h>
      <text:list text:style-name="LFO14" text:continue-numbering="true">
        <text:list-item>
          <text:p text:style-name="P58"><text:span text:style-name="StrongEmphasis">Modern Browsers</text:span>: Chrome 80+, Firefox 75+, Safari 13+, Edge 80+</text:p>
        </text:list-item>
        <text:list-item>
          <text:p text:style-name="P59"><text:span text:style-name="StrongEmphasis">JavaScript</text:span>: ES6+ features acceptable</text:p>
        </text:list-item>
        <text:list-item>
          <text:p text:style-name="P60"><text:span text:style-name="StrongEmphasis">Mobile Browsers</text:span>: iOS Safari, Chrome Mobile</text:p>
        </text:list-item>
      </text:list>
      <text:h text:style-name="Επικεφαλίδα3" text:outline-level="3">5.2 API Dependencies</text:h>
      <text:list text:style-name="LFO15" text:continue-numbering="true">
        <text:list-item>
          <text:p text:style-name="P61"><text:span text:style-name="StrongEmphasis">Primary Routing</text:span>: OpenRouteService (free tier: 2000 requests/day)</text:p>
        </text:list-item>
        <text:list-item>
          <text:p text:style-name="P62"><text:span text:style-name="StrongEmphasis">Fallback Routing</text:span>: GraphHopper or MapBox (if needed)</text:p>
        </text:list-item>
        <text:list-item>
          <text:p text:style-name="P63"><text:span text:style-name="StrongEmphasis">Elevation</text:span>: Open-Elevation API (unlimited, open source)</text:p>
        </text:list-item>
        <text:list-item>
          <text:p text:style-name="P64"><text:span text:style-name="StrongEmphasis">Error Handling</text:span>: Graceful degradation if APIs unavailable</text:p>
        </text:list-item>
      </text:list>
      <text:h text:style-name="Επικεφαλίδα3" text:outline-level="3">5.3 Data Storage</text:h>
      <text:list text:style-name="LFO16" text:continue-numbering="true">
        <text:list-item>
          <text:p text:style-name="P65"><text:span text:style-name="StrongEmphasis">Session Only</text:span>: Route data stored in browser memory only</text:p>
        </text:list-item>
        <text:list-item>
          <text:p text:style-name="P66"><text:span text:style-name="StrongEmphasis">No Persistence</text:span>: Data lost on page refresh (by design)</text:p>
        </text:list-item>
        <text:list-item>
          <text:p text:style-name="P67"><text:span text:style-name="StrongEmphasis">Local Storage</text:span>: Only for user preferences (map center, zoom level)</text:p>
        </text:list-item>
      </text:list>
      <text:h text:style-name="Επικεφαλίδα2" text:outline-level="2">Success Criteria</text:h>
      <text:h text:style-name="Επικεφαλίδα3" text:outline-level="3">6.1 Functionality</text:h>
      <text:list text:style-name="LFO17" text:continue-numbering="true">
        <text:list-item>
          <text:p text:style-name="P68">[ ] User can place pins on map with single click</text:p>
        </text:list-item>
        <text:list-item>
          <text:p text:style-name="P69">[ ] Route automatically calculates between pins using road network</text:p>
        </text:list-item>
        <text:list-item>
          <text:p text:style-name="P70">[ ] Elevation profile displays below map</text:p>
        </text:list-item>
        <text:list-item>
          <text:p text:style-name="P71">[ ] Gradient sections &gt;5° show in different color</text:p>
        </text:list-item>
        <text:list-item>
          <text:p text:style-name="P72">[ ] Application runs smoothly without backend dependencies</text:p>
        </text:list-item>
      </text:list>
      <text:h text:style-name="Επικεφαλίδα3" text:outline-level="3">6.2 Performance</text:h>
      <text:list text:style-name="LFO18" text:continue-numbering="true">
        <text:list-item>
          <text:p text:style-name="P73">[ ] Route calculation completes within 2 seconds</text:p>
        </text:list-item>
        <text:list-item>
          <text:p text:style-name="P74">[ ] Elevation profile renders within 1 second</text:p>
        </text:list-item>
        <text:list-item>
          <text:p text:style-name="P75">[ ] No memory leaks during extended use</text:p>
        </text:list-item>
        <text:list-item>
          <text:p text:style-name="P76">[ ] Responsive on mobile devices</text:p>
        </text:list-item>
      </text:list>
      <text:h text:style-name="Επικεφαλίδα3" text:outline-level="3">6.3 User Experience</text:h>
      <text:list text:style-name="LFO19" text:continue-numbering="true">
        <text:list-item>
          <text:p text:style-name="P77">[<text:s/>] Intuitive pin placement and management</text:p>
        </text:list-item>
        <text:list-item>
          <text:p text:style-name="P78">[ ] Clear visual feedback for all interactions</text:p>
        </text:list-item>
        <text:list-item>
          <text:p text:style-name="P79">[ ] Smooth transitions and animations</text:p>
        </text:list-item>
        <text:list-item>
          <text:p text:style-name="P80">[ ] Error messages when APIs fail</text:p>
        </text:list-item>
      </text:list>
      <text:h text:style-name="Επικεφαλίδα2" text:outline-level="2">Optional Enhancements (Future Iterations)</text:h>
      <text:list text:style-name="LFO20" text:continue-numbering="true">
        <text:list-item>
          <text:p text:style-name="P81"><text:span text:style-name="StrongEmphasis">Route Profiles</text:span>: Walking, cycling, driving options</text:p>
        </text:list-item>
        <text:list-item>
          <text:p text:style-name="P82"><text:span text:style-name="StrongEmphasis">Weather Integration</text:span>: Current weather along route</text:p>
        </text:list-item>
        <text:list-item>
          <text:p text:style-name="P83"><text:span text:style-name="StrongEmphasis">Photo Integration</text:span>: Add photos to pins</text:p>
        </text:list-item>
        <text:list-item>
          <text:p text:style-name="P84"><text:span text:style-name="StrongEmphasis">Route Sharing</text:span>: Share routes via URL</text:p>
        </text:list-item>
        <text:list-item>
          <text:p text:style-name="P85"><text:span text:style-name="StrongEmphasis">Offline Mode</text:span>: Cache map tiles for offline use</text:p>
        </text:list-item>
      </text:list>
      <text:h text:style-name="Επικεφαλίδα2" text:outline-level="2">Development Notes</text:h>
      <text:h text:style-name="Επικεφαλίδα3" text:outline-level="3">Technology Stack Recommendations</text:h>
      <text:list text:style-name="LFO21" text:continue-numbering="true">
        <text:list-item>
          <text:p text:style-name="P86"><text:span text:style-name="StrongEmphasis">Frontend</text:span>: React with<text:s/>Leaflet.js for mapping</text:p>
        </text:list-item>
        <text:list-item>
          <text:p text:style-name="P87"><text:span text:style-name="StrongEmphasis">Styling</text:span>: Tailwind CSS or styled-components</text:p>
        </text:list-item>
        <text:list-item>
          <text:p text:style-name="P88"><text:span text:style-name="StrongEmphasis">Charts</text:span>: Chart.js or D3.js for elevation profile</text:p>
        </text:list-item>
        <text:list-item>
          <text:p text:style-name="P89"><text:span text:style-name="StrongEmphasis">Build Tool</text:span>: Vite or Create React App</text:p>
        </text:list-item>
      </text:list>
      <text:h text:style-name="Επικεφαλίδα3" text:outline-level="3">API Keys Required</text:h>
      <text:list text:style-name="LFO22" text:continue-numbering="true">
        <text:list-item>
          <text:p text:style-name="P90">OpenRouteService API key (free registration)</text:p>
        </text:list-item>
        <text:list-item>
          <text:p text:style-name="P91">Consider backup services for reliability</text:p>
        </text:list-item>
      </text:list>
      <text:h text:style-name="Επικεφαλίδα3" text:outline-level="3">Testing Requirements</text:h>
      <text:list text:style-name="LFO23" text:continue-numbering="true">
        <text:list-item>
          <text:p text:style-name="P92">Test with various route lengths (1km to 100km+)</text:p>
        </text:list-item>
        <text:list-item>
          <text:p text:style-name="P93">Test gradient calculation accuracy</text:p>
        </text:list-item>
        <text:list-item>
          <text:p text:style-name="P94">Test API error handling</text:p>
        </text:list-item>
        <text:list-item>
          <text:p text:style-name="P95">Cross-browser compatibility testing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Επικεφαλίδα2" style:display-name="Επικεφαλίδα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Επικεφαλίδα3" style:display-name="Επικεφαλίδα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Επικεφαλίδα4" style:display-name="Επικεφαλίδα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</dc:creator>
    <meta:creation-date>2025-07-24T06:39:00Z</meta:creation-date>
    <dc:date>2025-07-24T06:39:00Z</dc:date>
    <meta:template xlink:href="Normal.dotm" xlink:type="simple"/>
    <meta:editing-cycles>2</meta:editing-cycles>
    <meta:editing-duration>PT0S</meta:editing-duration>
    <meta:document-statistic meta:page-count="1" meta:paragraph-count="10" meta:word-count="799" meta:character-count="5345" meta:row-count="37" meta:non-whitespace-character-count="4556"/>
  </office:meta>
</office:document-meta>
</file>